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6.564cm" table:align="margins"/>
    </style:style>
    <style:style style:name="Table4.A" style:family="table-column">
      <style:table-column-properties style:column-width="17.247cm" style:rel-column-width="42550*"/>
    </style:style>
    <style:style style:name="Table4.B" style:family="table-column">
      <style:table-column-properties style:column-width="9.317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6.564cm" table:align="margins"/>
    </style:style>
    <style:style style:name="表1.A" style:family="table-column">
      <style:table-column-properties style:column-width="14.132cm" style:rel-column-width="34864*"/>
    </style:style>
    <style:style style:name="表1.B" style:family="table-column">
      <style:table-column-properties style:column-width="12.432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12.24cm" table:align="margins"/>
    </style:style>
    <style:style style:name="表2.A" style:family="table-column">
      <style:table-column-properties style:column-width="2.559cm" style:rel-column-width="13703*"/>
    </style:style>
    <style:style style:name="表2.B" style:family="table-column">
      <style:table-column-properties style:column-width="3.56cm" style:rel-column-width="19063*"/>
    </style:style>
    <style:style style:name="表2.C" style:family="table-column">
      <style:table-column-properties style:column-width="2.561cm" style:rel-column-width="13716*"/>
    </style:style>
    <style:style style:name="表2.D" style:family="table-column">
      <style:table-column-properties style:column-width="3.558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208cm" fo:margin-left="0.822cm" table:align="left"/>
    </style:style>
    <style:style style:name="Table3.A" style:family="table-column">
      <style:table-column-properties style:column-width="3.013cm"/>
    </style:style>
    <style:style style:name="Table3.B" style:family="table-column">
      <style:table-column-properties style:column-width="3.649cm"/>
    </style:style>
    <style:style style:name="Table3.C" style:family="table-column">
      <style:table-column-properties style:column-width="2.54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6.564cm" table:align="margins"/>
    </style:style>
    <style:style style:name="Table2.A" style:family="table-column">
      <style:table-column-properties style:column-width="3.119cm" style:rel-column-width="7692*"/>
    </style:style>
    <style:style style:name="Table2.B" style:family="table-column">
      <style:table-column-properties style:column-width="4.382cm" style:rel-column-width="10809*"/>
    </style:style>
    <style:style style:name="Table2.C" style:family="table-column">
      <style:table-column-properties style:column-width="6.431cm" style:rel-column-width="15864*"/>
    </style:style>
    <style:style style:name="Table2.D" style:family="table-column">
      <style:table-column-properties style:column-width="2.328cm" style:rel-column-width="5743*"/>
    </style:style>
    <style:style style:name="Table2.E" style:family="table-column">
      <style:table-column-properties style:column-width="2.519cm" style:rel-column-width="6216*"/>
    </style:style>
    <style:style style:name="Table2.F" style:family="table-column">
      <style:table-column-properties style:column-width="2.136cm" style:rel-column-width="5269*"/>
    </style:style>
    <style:style style:name="Table2.G" style:family="table-column">
      <style:table-column-properties style:column-width="2.686cm" style:rel-column-width="6628*"/>
    </style:style>
    <style:style style:name="Table2.H" style:family="table-column">
      <style:table-column-properties style:column-width="2.965cm" style:rel-column-width="731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H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H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5" style:family="paragraph" style:parent-style-name="Standard">
      <loext:graphic-properties draw:fill="none"/>
      <style:paragraph-properties fo:margin-top="0cm" fo:margin-bottom="0cm" loext:contextual-spacing="false" style:line-height-at-least="0cm" fo:text-align="start" style:justify-single-word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e4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9pt" fo:font-style="normal" style:text-underline-style="none" fo:font-weight="bold" officeooo:rsid="01b5a4e0" officeooo:paragraph-rsid="02173354" style:font-name-asian="游ゴシック2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1b5a4e0" officeooo:paragraph-rsid="01b5a4e0" style:font-name-asian="游ゴシック2" style:font-size-asian="8pt" style:font-style-asian="normal" style:font-weight-asian="bold" style:font-size-complex="8pt" style:font-weight-complex="bold" style:text-emphasize="none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1b5a4e0" officeooo:paragraph-rsid="01b5a4e0" style:font-name-asian="游ゴシック2" style:font-size-asian="8pt" style:language-asian="ja" style:country-asian="JP" style:font-style-asian="normal" style:font-weight-asian="bold" style:font-size-complex="8pt" style:font-weight-complex="bold" style:text-emphasize="none"/>
    </style:style>
    <style:style style:name="P18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19" style:family="paragraph" style:parent-style-name="Standard">
      <style:text-properties style:font-name="游ゴシック2" fo:font-size="8pt" style:font-name-asian="游ゴシック2" style:font-size-asian="8pt" style:font-size-complex="8pt"/>
    </style:style>
    <style:style style:name="P20" style:family="paragraph" style:parent-style-name="Standard">
      <style:text-properties fo:color="#ffffff"/>
    </style:style>
    <style:style style:name="P21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81acbd" style:font-name-asian="游ゴシック2" style:font-size-asian="9pt" style:font-style-asian="normal" style:font-weight-asian="normal" style:font-size-complex="9pt" style:text-emphasize="none"/>
    </style:style>
    <style:style style:name="P22" style:family="paragraph" style:parent-style-name="Standard">
      <style:text-properties officeooo:paragraph-rsid="028d1f76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25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26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27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28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29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30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31" style:family="paragraph" style:parent-style-name="Heading_20_1">
      <style:paragraph-properties fo:text-align="end" style:justify-single-word="false"/>
    </style:style>
    <style:style style:name="P32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28f07d9" officeooo:paragraph-rsid="01b5a4e0" style:font-name-asian="游ゴシック2" style:font-size-asian="8pt" style:language-asian="ja" style:country-asian="JP" style:font-style-asian="normal" style:font-weight-asian="bold" style:font-size-complex="8pt" style:font-weight-complex="bold" style:text-emphasize="none"/>
    </style:style>
    <style:style style:name="P34" style:family="paragraph" style:parent-style-name="Standard">
      <style:paragraph-properties fo:text-align="center" style:justify-single-word="false"/>
      <style:text-properties style:font-name="游ゴシック2" fo:font-size="8pt" officeooo:rsid="020ee24f" style:font-name-asian="游ゴシック2" style:font-size-asian="8pt" style:font-size-complex="8pt"/>
    </style:style>
    <style:style style:name="P35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officeooo:paragraph-rsid="029661b4" style:font-name-asian="游ゴシック2" style:font-size-asian="9pt" style:font-size-complex="9pt"/>
    </style:style>
    <style:style style:name="P36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a211a1"/>
    </style:style>
    <style:style style:name="P37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8d1f76" style:language-asian="ja" style:country-asian="JP"/>
    </style:style>
    <style:style style:name="T4" style:family="text">
      <style:text-properties officeooo:rsid="02915c07" style:language-asian="ja" style:country-asian="JP"/>
    </style:style>
    <style:style style:name="T5" style:family="text">
      <style:text-properties officeooo:rsid="0293a8d8" style:language-asian="ja" style:country-asian="JP"/>
    </style:style>
    <style:style style:name="T6" style:family="text">
      <style:text-properties officeooo:rsid="0298ae2e" style:language-asian="ja" style:country-asian="JP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3" style:family="text">
      <style:text-properties style:font-name="游ゴシック2" style:font-name-asian="游ゴシック2"/>
    </style:style>
    <style:style style:name="T14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5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16" style:family="text">
      <style:text-properties style:font-name="游ゴシック2" fo:font-size="9pt" officeooo:rsid="0259971e" style:font-name-asian="游ゴシック2" style:font-size-asian="9pt" style:language-asian="zh" style:country-asian="TW" style:font-size-complex="9pt"/>
    </style:style>
    <style:style style:name="T17" style:family="text">
      <style:text-properties style:font-name="游ゴシック2" fo:font-size="9pt" officeooo:rsid="025b878c" style:font-name-asian="游ゴシック2" style:font-size-asian="9pt" style:language-asian="zh" style:country-asian="TW" style:font-size-complex="9pt"/>
    </style:style>
    <style:style style:name="T18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19" style:family="text">
      <style:text-properties style:font-name="游ゴシック2" fo:font-size="9pt" style:text-underline-style="none" fo:font-weight="bold" officeooo:rsid="025b878c" style:font-name-asian="游ゴシック2" style:font-size-asian="9pt" style:font-weight-asian="bold" style:font-size-complex="9pt" style:font-weight-complex="bold"/>
    </style:style>
    <style:style style:name="T20" style:family="text">
      <style:text-properties style:font-name="游ゴシック2" fo:font-weight="bold" officeooo:rsid="0220fc11" style:font-name-asian="游ゴシック2" style:font-weight-asian="bold" style:font-weight-complex="bold"/>
    </style:style>
    <style:style style:name="T21" style:family="text">
      <style:text-properties style:font-name="游ゴシック2" fo:font-size="10.5pt" style:font-name-asian="游ゴシック2" style:font-size-asian="10.5pt" style:font-size-complex="10.5pt"/>
    </style:style>
    <style:style style:name="T22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3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4" style:family="text">
      <style:text-properties style:font-name="游ゴシック2" fo:font-size="10.5pt" officeooo:rsid="02798ca2" style:font-name-asian="游ゴシック2" style:font-size-asian="10.5pt" style:language-asian="ja" style:country-asian="JP" style:font-size-complex="10.5pt"/>
    </style:style>
    <style:style style:name="T25" style:family="text">
      <style:text-properties style:font-name="游ゴシック2" fo:font-size="10.5pt" officeooo:rsid="027e241a" style:font-name-asian="游ゴシック2" style:font-size-asian="10.5pt" style:language-asian="ja" style:country-asian="JP" style:font-size-complex="10.5pt"/>
    </style:style>
    <style:style style:name="T26" style:family="text">
      <style:text-properties style:font-name="游ゴシック2" fo:font-size="8pt" style:font-name-asian="游ゴシック2" style:font-size-asian="8pt" style:font-size-complex="8pt"/>
    </style:style>
    <style:style style:name="T27" style:family="text">
      <style:text-properties style:font-name="游ゴシック2" fo:font-size="8pt" officeooo:rsid="020ee24f" style:font-name-asian="游ゴシック2" style:font-size-asian="8pt" style:font-size-complex="8pt"/>
    </style:style>
    <style:style style:name="T28" style:family="text">
      <style:text-properties style:font-name="游ゴシック2" fo:font-size="8pt" officeooo:rsid="020f62ff" style:font-name-asian="游ゴシック2" style:font-size-asian="8pt" style:language-asian="zh" style:country-asian="TW" style:font-size-complex="8pt"/>
    </style:style>
    <style:style style:name="T29" style:family="text">
      <style:text-properties style:font-name="游ゴシック2" fo:font-size="8pt" fo:font-style="normal" style:text-underline-style="none" officeooo:rsid="020f62ff" style:font-name-asian="游ゴシック2" style:font-size-asian="8pt" style:language-asian="zh" style:country-asian="TW" style:font-style-asian="normal" style:font-size-complex="8pt" style:font-style-complex="normal"/>
    </style:style>
    <style:style style:name="T30" style:family="text">
      <style:text-properties style:font-name="游ゴシック2" fo:font-size="8pt" fo:font-style="normal" style:text-underline-style="none" officeooo:rsid="020ee24f" style:font-name-asian="游ゴシック2" style:font-size-asian="8pt" style:font-style-asian="normal" style:font-size-complex="8pt" style:font-style-complex="normal"/>
    </style:style>
    <style:style style:name="T31" style:family="text">
      <style:text-properties style:text-outline="false" style:text-line-through-style="none" style:text-line-through-type="none" fo:text-shadow="none" style:text-emphasize="none"/>
    </style:style>
    <style:style style:name="T32" style:family="text">
      <style:text-properties style:text-outline="false" style:text-line-through-style="none" style:text-line-through-type="none" fo:text-shadow="none" officeooo:rsid="01b1ef43" style:text-emphasize="none"/>
    </style:style>
    <style:style style:name="T33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798ca2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34" style:family="text">
      <style:text-properties officeooo:rsid="025df833"/>
    </style:style>
    <style:style style:name="T35" style:family="text">
      <style:text-properties officeooo:rsid="028d1f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Name" text:name="py3o.o.partner_id.parent_id.nam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Model" text:name="py3o.o.product_id.name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float" office:value="0" text:name="py3o.l.quantity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Price Unit" text:name="py3o.l.price_unit"/>
        <text:user-field-decl office:value-type="string" office:string-value="Signature Name" text:name="py3o.o.user_id.partner_id.signature_name"/>
        <text:user-field-decl office:value-type="string" office:string-value="Company Type" text:name="py3o.o.partner_id.company_type"/>
        <text:user-field-decl office:value-type="string" office:string-value="Zip Code" text:name="py3o.o.partner_id.zip"/>
        <text:user-field-decl office:value-type="string" office:string-value="Zip Code" text:name="py3o.o.partner_id.parent_id.zip"/>
        <text:user-field-decl office:value-type="string" office:string-value="State Name" text:name="py3o.o.partner_id.state_id.name"/>
        <text:user-field-decl office:value-type="string" office:string-value="City" text:name="py3o.o.partner_id.city"/>
        <text:user-field-decl office:value-type="string" office:string-value="Street" text:name="py3o.o.partner_id.street"/>
        <text:user-field-decl office:value-type="string" office:string-value="State Name" text:name="py3o.o.partner_id.parent_id.state_id.name"/>
        <text:user-field-decl office:value-type="string" office:string-value="City" text:name="py3o.o.partner_id.parent_id.city"/>
        <text:user-field-decl office:value-type="string" office:string-value="Street" text:name="py3o.o.partner_id.parent_id.street"/>
        <text:user-field-decl office:value-type="string" office:string-value="Street2" text:name="py3o.o.partner_id.street2"/>
        <text:user-field-decl office:value-type="string" office:string-value="Street2" text:name="py3o.o.partner_id.parent_id.street2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Amount Untaxed" text:name="py3o.o.amount_untaxed"/>
        <text:user-field-decl office:value-type="string" office:string-value="Tax Amount" text:name="py3o.o.amount_tax"/>
        <text:user-field-decl office:value-type="float" office:value="0" text:name="py3o.o.company_id.bank_info"/>
        <text:user-field-decl office:value-type="string" office:string-value="Date Due" text:name="py3o.o.date_due"/>
        <text:user-field-decl office:value-type="string" office:string-value="PartnerDisplayName" text:name="py3o.o.partner_id.display_name"/>
        <text:user-field-decl office:value-type="string" office:string-value="PartnerName" text:name="py3o.o.partner_id.name"/>
        <text:user-field-decl office:value-type="string" office:string-value="PartnerPhone" text:name="py3o.o.partner_id.phone"/>
        <text:user-field-decl office:value-type="string" office:string-value="Title" text:name="py3o.o.partner_id.title"/>
        <text:user-field-decl office:value-type="string" office:string-value="PartnerFax" text:name="py3o.o.partner_id.fax"/>
        <text:user-field-decl office:value-type="string" office:string-value="PartnerTitle" text:name="py3o.o.partner_id.title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DocTitle" text:name="py3o.o.doc_title"/>
      </text:user-field-decls>
      <text:p text:style-name="P32"><text:a xlink:type="simple" xlink:href="py3o://for=%22o%20in%20objects%22" text:style-name="Internet_20_link" text:visited-style-name="Visited_20_Internet_20_Link"><text:span text:style-name="T14">for="o in objects"</text:span></text:a></text:p>
      <text:p text:style-name="Title">御取引明細書兼請求書 <text:s/><text:span text:style-name="T6"><text:user-field-get text:name="py3o.o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30">〒<text:user-field-get text:name="py3o.o.partner_id.zip">Zip Code</text:user-field-get></text:p>
                  <text:p text:style-name="P36"><text:span text:style-name="T12"><text:user-field-get text:name="py3o.o.partner_id.state_id.name">State Name</text:user-field-get></text:span><text:span text:style-name="T12"><text:user-field-get text:name="py3o.o.partner_id.city">City</text:user-field-get></text:span><text:span text:style-name="T12"><text:user-field-get text:name="py3o.o.partner_id.street">Street</text:user-field-get></text:span><text:span text:style-name="T12"><text:line-break/></text:span><text:span text:style-name="T12"><text:user-field-get text:name="py3o.o.partner_id.street2">Street2</text:user-field-get></text:span></text:p>
                  <text:p text:style-name="P28"><text:a xlink:type="simple" xlink:href="py3o://if=%22o.partner_id.title%22" text:style-name="Internet_20_link" text:visited-style-name="Visited_20_Internet_20_Link"><text:span text:style-name="T24">if="o.partner_id.title"</text:span></text:a></text:p>
                  <text:p text:style-name="P28"><text:span text:style-name="T21"><text:user-field-get text:name="py3o.o.partner_id.display_name">PartnerDisplayName</text:user-field-get></text:span><text:span text:style-name="T21"><text:s/></text:span><text:span text:style-name="T22"><text:user-field-get text:name="py3o.o.partner_id.title.name">PartnerTitle</text:user-field-get></text:span></text:p>
                  <text:p text:style-name="P28"><text:a xlink:type="simple" xlink:href="py3o:///if" text:style-name="Internet_20_link" text:visited-style-name="Visited_20_Internet_20_Link"><text:span text:style-name="T23">/if</text:span></text:a></text:p>
                  <text:p text:style-name="P29"><text:a xlink:type="simple" xlink:href="py3o://if=%22o.partner_id.title%20==%20False%22" text:style-name="Internet_20_link" text:visited-style-name="Visited_20_Internet_20_Link"><text:span text:style-name="T25">if="o.partner_id.title == False"</text:span></text:a></text:p>
                  <text:p text:style-name="P26"><text:user-field-get text:name="py3o.o.partner_id.display_name">PartnerDisplayName</text:user-field-get></text:p>
                  <text:p text:style-name="P29"><text:a xlink:type="simple" xlink:href="py3o:///if" text:style-name="Internet_20_link" text:visited-style-name="Visited_20_Internet_20_Link"><text:span text:style-name="T23">/if</text:span></text:a></text:p>
                  <text:p text:style-name="P27"><text:span text:style-name="T13">TEL: </text:span><text:span text:style-name="T13"><text:user-field-get text:name="py3o.o.partner_id.phone">PartnerPhone</text:user-field-get></text:span></text:p>
                  <text:p text:style-name="P25">FAX: <text:user-field-get text:name="py3o.o.partner_id.fax">PartnerFax</text:user-field-get></text:p>
                </table:table-cell>
              </table:table-row>
            </table:table>
            <text:p text:style-name="P18"/>
          </table:table-cell>
          <table:table-cell table:style-name="Table4.B1" office:value-type="string">
            <text:h text:style-name="Heading_20_9" text:outline-level="9"><text:user-field-get text:name="py3o.o.company_id.name">Company Name</text:user-field-get></text:h>
            <text:p text:style-name="P37">〒<text:user-field-get text:name="py3o.o.company_id.zip">Zip</text:user-field-get></text:p>
            <text:p text:style-name="P35"><text:user-field-get text:name="py3o.o.company_id.state_id.name">State</text:user-field-get><text:user-field-get text:name="py3o.o.company_id.city">City</text:user-field-get><text:user-field-get text:name="py3o.o.company_id.street">Street</text:user-field-get><text:line-break/><text:user-field-get text:name="py3o.o.company_id.street2">Street2</text:user-field-get></text:p>
            <text:p text:style-name="P24">Tel: <text:user-field-get text:name="py3o.o.company_id.phone">Phone</text:user-field-get></text:p>
            <text:p text:style-name="P24">Fax: <text:user-field-get text:name="py3o.user.company_id.fax">Company 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<text:span text:style-name="T7">平素は格別のご高配に賜り</text:span><text:span text:style-name="T9">厚くお礼申し上げます</text:span><text:span text:style-name="T7">。<text:line-break/></text:span><text:span text:style-name="T8">下</text:span><text:span text:style-name="T10">記の通り</text:span><text:span text:style-name="T11">、</text:span><text:span text:style-name="T10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20">請求書番号</text:p>
                </table:table-cell>
                <table:table-cell table:style-name="表2.B1" office:value-type="string">
                  <text:p text:style-name="Standard"><text:user-field-get text:name="py3o.o.number">Invoice Number</text:user-field-get></text:p>
                </table:table-cell>
                <table:table-cell table:style-name="表2.A1" office:value-type="string">
                  <text:p text:style-name="P20">請求日</text:p>
                </table:table-cell>
                <table:table-cell table:style-name="表2.D1" office:value-type="string">
                  <text:p text:style-name="Standard"><text:a xlink:type="simple" xlink:href="py3o://if=%22o.date_invoice%22" text:style-name="Internet_20_link" text:visited-style-name="Visited_20_Internet_20_Link"><text:span text:style-name="T3">if="o.date_invoice"</text:span></text:a></text:p>
                  <text:p text:style-name="Standard"><text:a xlink:type="simple" xlink:href="py3o://function=%22format_date(o.date_invoice,%20format='%25Y-%25m-%25d')%22" text:style-name="Internet_20_link" text:visited-style-name="Visited_20_Internet_20_Link">function="format_date(o.date_invoice, format='%Y-%m-%d')"</text:a></text:p>
                  <text:p text:style-name="Standard"><text:a xlink:type="simple" xlink:href="py3o:///if" text:style-name="Internet_20_link" text:visited-style-name="Visited_20_Internet_20_Link"><text:span text:style-name="T35">/if</text:span></text:a></text:p>
                </table:table-cell>
              </table:table-row>
              <table:table-row>
                <table:table-cell table:style-name="表2.A2" office:value-type="string">
                  <text:p text:style-name="P20">お支払日</text:p>
                </table:table-cell>
                <table:table-cell table:style-name="表2.B2" office:value-type="string">
                  <text:p text:style-name="P22"><text:a xlink:type="simple" xlink:href="py3o://if=%22o.date_due%22" text:style-name="Internet_20_link" text:visited-style-name="Visited_20_Internet_20_Link"><text:span text:style-name="T3">if="o.date_due"</text:span></text:a></text:p>
                  <text:p text:style-name="Standard"><text:a xlink:type="simple" xlink:href="py3o://function=%22format_date(o.date_due,%20format='%25Y-%25m-%25d')%22" text:style-name="Internet_20_link" text:visited-style-name="Visited_20_Internet_20_Link">function="format_date(o.date_due, format='%Y-%m-%d')"</text:a></text:p>
                  <text:p text:style-name="P22"><text:a xlink:type="simple" xlink:href="py3o:///if" text:style-name="Internet_20_link" text:visited-style-name="Visited_20_Internet_20_Link"><text:span text:style-name="T35">/if</text:span></text:a></text:p>
                </table:table-cell>
                <table:table-cell table:style-name="表2.A2" office:value-type="string">
                  <text:p text:style-name="P20">担当者</text:p>
                </table:table-cell>
                <table:table-cell table:style-name="表2.D2" office:value-type="string">
                  <text:p text:style-name="Standard"><text:user-field-get text:name="py3o.o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20">お振込先</text:p>
                </table:table-cell>
                <table:table-cell table:style-name="表2.B3" table:number-columns-spanned="3" office:value-type="string">
                  <text:p text:style-name="Standard"><text:a xlink:type="simple" xlink:href="py3o://if=%22o.company_id.bank_info%22" text:style-name="Internet_20_link" text:visited-style-name="Visited_20_Internet_20_Link">if="o.company_id.bank_info"</text:a></text:p>
                  <text:p text:style-name="Standard"><text:a xlink:type="simple" xlink:href="py3o://function=%22format_multiline(o.company_id.bank_info)%22" text:style-name="Internet_20_link" text:visited-style-name="Visited_20_Internet_20_Link">function="format_multiline(o.company_id.bank_info)"</text:a></text:p>
                  <text:p text:style-name="Standard"><text:a xlink:type="simple" xlink:href="py3o:///if" text:style-name="Internet_20_link" text:visited-style-name="Visited_20_Internet_20_Link">/if</text:a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合計金額</text:p>
          </table:table-cell>
          <table:table-cell table:style-name="Table3.A1" office:value-type="string">
            <text:p text:style-name="P5"><text:span text:style-name="T20">¥ </text:span><text:a xlink:type="simple" xlink:href="py3o://function=%22format_currency(o.amount_total,%20'JPY',%20format='#,%23%230')%22" text:style-name="Internet_20_link" text:visited-style-name="Visited_20_Internet_20_Link"><text:span text:style-name="T20">function="format_currency(o.amount_total, 'JPY', format='#,##0')"</text:span></text:a></text:p>
          </table:table-cell>
          <table:table-cell table:style-name="Table3.A1" office:value-type="string">
            <text:p text:style-name="P11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6"><text:span text:style-name="T2">オーダ</text:span>番号</text:p>
          </table:table-cell>
          <table:table-cell table:style-name="Table2.A1" office:value-type="string">
            <text:p text:style-name="P17">納入先</text:p>
          </table:table-cell>
          <table:table-cell table:style-name="Table2.A1" office:value-type="string">
            <text:p text:style-name="P16">商品名</text:p>
          </table:table-cell>
          <table:table-cell table:style-name="Table2.A1" office:value-type="string">
            <text:p text:style-name="P16">数量</text:p>
          </table:table-cell>
          <table:table-cell table:style-name="Table2.A1" office:value-type="string">
            <text:p text:style-name="P16">単価</text:p>
          </table:table-cell>
          <table:table-cell table:style-name="Table2.A1" office:value-type="string">
            <text:p text:style-name="P33">単位</text:p>
          </table:table-cell>
          <table:table-cell table:style-name="Table2.A1" office:value-type="string">
            <text:p text:style-name="P33">消費税</text:p>
          </table:table-cell>
          <table:table-cell table:style-name="Table2.H1" office:value-type="string">
            <text:p text:style-name="P16"><text:span text:style-name="T4">金額</text:span><text:span text:style-name="T5">(税抜)</text:span></text:p>
          </table:table-cell>
        </table:table-row>
        <table:table-row>
          <table:table-cell table:style-name="Table2.A2" office:value-type="string">
            <text:p text:style-name="Standard"><text:a xlink:type="simple" xlink:href="py3o://for=%22l%20in%20o.invoice_line_ids%22" text:style-name="Internet_20_link" text:visited-style-name="Visited_20_Internet_20_Link"><text:span text:style-name="T26">for="l in o.invoice_line_ids"</text:span></text:a></text:p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H2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9"><text:user-field-get text:name="py3o.l.sale_order_name">SaleOrderName</text:user-field-get></text:p>
          </table:table-cell>
          <table:table-cell table:style-name="Table2.B3" office:value-type="string">
            <text:p text:style-name="Standard"><text:user-field-get text:name="py3o.l.shipping_address_name">ShipAddressName</text:user-field-get></text:p>
          </table:table-cell>
          <table:table-cell table:style-name="Table2.B3" office:value-type="string">
            <text:p text:style-name="Standard"><text:a xlink:type="simple" xlink:href="py3o://function=%22format_multiline(l.name)%22" text:style-name="Internet_20_link" text:visited-style-name="Visited_20_Internet_20_Link"><text:span text:style-name="T26">function="format_multiline(l.name)"</text:span></text:a></text:p>
          </table:table-cell>
          <table:table-cell table:style-name="Table2.B3" office:value-type="string">
            <text:p text:style-name="P23"><text:a xlink:type="simple" xlink:href="py3o://function=%22format_currency(l.quantity,%20'JPY',%20format='#,%23%230')%22" text:style-name="Internet_20_link" text:visited-style-name="Visited_20_Internet_20_Link"><text:span text:style-name="T26">function="format_currency(l.quantity, 'JPY', format='#,##0')"</text:span></text:a></text:p>
          </table:table-cell>
          <table:table-cell table:style-name="Table2.B3" office:value-type="string">
            <text:p text:style-name="P23"><text:span text:style-name="T28">¥ </text:span><text:a xlink:type="simple" xlink:href="py3o://function=%22format_currency(l.price_unit,%20'JPY',%20format='#,%23%230')%22" text:style-name="Internet_20_link" text:visited-style-name="Visited_20_Internet_20_Link"><text:span text:style-name="T27">function="format_currency(l.price_unit, 'JPY', format='#,##0')"</text:span></text:a></text:p>
          </table:table-cell>
          <table:table-cell table:style-name="Table2.B3" office:value-type="string">
            <text:p text:style-name="P34"><text:user-field-get text:name="py3o.l.uom_id.name">UOM</text:user-field-get></text:p>
          </table:table-cell>
          <table:table-cell table:style-name="Table2.B3" office:value-type="string">
            <text:p text:style-name="P34"><text:user-field-get text:name="py3o.l.tax_desc">TaxDescription</text:user-field-get></text:p>
          </table:table-cell>
          <table:table-cell table:style-name="Table2.H3" office:value-type="string">
            <text:p text:style-name="P23"><text:span text:style-name="T29">¥ </text:span><text:a xlink:type="simple" xlink:href="py3o://function=%22format_currency(l.price_subtotal,%20'JPY',%20format='#,%23%230')%22" text:style-name="Internet_20_link" text:visited-style-name="Visited_20_Internet_20_Link"><text:span text:style-name="T30">function="format_currency(l.price_subtotal, 'JPY', format='#,##0')"</text:span></text:a></text:p>
          </table:table-cell>
        </table:table-row>
        <table:table-row>
          <table:table-cell table:style-name="Table2.A2" office:value-type="string">
            <text:p text:style-name="Standard"><text:a xlink:type="simple" xlink:href="py3o:///for" text:style-name="Internet_20_link" text:visited-style-name="Visited_20_Internet_20_Link"><text:span text:style-name="T26">/for</text:span></text:a></text:p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B2" office:value-type="string">
            <text:p text:style-name="P19"/>
          </table:table-cell>
          <table:table-cell table:style-name="Table2.H2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3"/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14"/>
          </table:table-cell>
          <table:table-cell table:style-name="Table2.D5" office:value-type="string">
            <text:p text:style-name="P12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21">小計</text:p>
          </table:table-cell>
          <table:table-cell table:style-name="Table2.H5" office:value-type="string">
            <text:p text:style-name="P23"><text:span text:style-name="T15">¥ </text:span><text:a xlink:type="simple" xlink:href="py3o://function=%22format_currency(o.amount_untaxed,%20'JPY',%20format='#,%23%230')%22" text:style-name="Internet_20_link" text:visited-style-name="Visited_20_Internet_20_Link"><text:span text:style-name="T16">function="format_currency(o.amount_untaxed, 'JPY', format='#,##0')"</text:span></text:a></text:p>
          </table:table-cell>
        </table:table-row>
        <table:table-row>
          <table:table-cell table:style-name="Table2.A6" office:value-type="string">
            <text:p text:style-name="P13"/>
          </table:table-cell>
          <table:table-cell table:style-name="Table2.B6" office:value-type="string">
            <text:p text:style-name="P15"/>
          </table:table-cell>
          <table:table-cell table:style-name="Table2.C6" office:value-type="string">
            <text:p text:style-name="P15"/>
          </table:table-cell>
          <table:table-cell table:style-name="Table2.D6" office:value-type="string">
            <text:p text:style-name="P12"/>
          </table:table-cell>
          <table:table-cell table:style-name="Table2.E6" office:value-type="string">
            <text:p text:style-name="P12"/>
          </table:table-cell>
          <table:table-cell table:style-name="Table2.F6" office:value-type="string">
            <text:p text:style-name="P12"/>
          </table:table-cell>
          <table:table-cell table:style-name="Table2.G5" office:value-type="string">
            <text:p text:style-name="P21">消費税</text:p>
          </table:table-cell>
          <table:table-cell table:style-name="Table2.H5" office:value-type="string">
            <text:p text:style-name="P23"><text:span text:style-name="T15">¥ </text:span><text:a xlink:type="simple" xlink:href="py3o://function=%22format_currency(o.amount_tax,%20'JPY',%20format='#,%23%230')%22" text:style-name="Internet_20_link" text:visited-style-name="Visited_20_Internet_20_Link"><text:span text:style-name="T17">function="format_currency(o.amount_tax, 'JPY', format='#,##0')"</text:span></text:a></text:p>
          </table:table-cell>
        </table:table-row>
        <table:table-row>
          <table:table-cell table:style-name="Table2.A7" office:value-type="string">
            <text:p text:style-name="P13"/>
          </table:table-cell>
          <table:table-cell table:style-name="Table2.B7" office:value-type="string">
            <text:p text:style-name="P15"/>
          </table:table-cell>
          <table:table-cell table:style-name="Table2.C7" office:value-type="string">
            <text:p text:style-name="P15"/>
          </table:table-cell>
          <table:table-cell table:style-name="Table2.D7" office:value-type="string">
            <text:p text:style-name="P12"/>
          </table:table-cell>
          <table:table-cell table:style-name="Table2.E7" office:value-type="string">
            <text:p text:style-name="P12"/>
          </table:table-cell>
          <table:table-cell table:style-name="Table2.F7" office:value-type="string">
            <text:p text:style-name="P12"/>
          </table:table-cell>
          <table:table-cell table:style-name="Table2.G5" office:value-type="string">
            <text:p text:style-name="P10"><text:span text:style-name="T32">合</text:span><text:span text:style-name="T31">計金額</text:span></text:p>
          </table:table-cell>
          <table:table-cell table:style-name="Table2.H5" office:value-type="string">
            <text:h text:style-name="P31" text:outline-level="1"><text:span text:style-name="T18">¥ </text:span><text:a xlink:type="simple" xlink:href="py3o://function=%22format_currency(o.amount_total,%20'JPY',%20format='#,%23%230')%22" text:style-name="Internet_20_link" text:visited-style-name="Visited_20_Internet_20_Link"><text:span text:style-name="T19">function="format_currency(o.amount_total, 'JPY', format='#,##0')"</text:span></text:a></text:h>
          </table:table-cell>
        </table:table-row>
      </table:table>
      <text:p text:style-name="P7"/>
      <text:p text:style-name="P1"><text:a xlink:type="simple" xlink:href="py3o:///for" text:style-name="Internet_20_link" text:visited-style-name="Visited_20_Internet_20_Link"><text:span text:style-name="T14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9pt" style:font-size-asian="9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2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17T13:59:05.144000000</dc:date>
    <meta:editing-duration>P3DT12H29M42S</meta:editing-duration>
    <meta:editing-cycles>600</meta:editing-cycles>
    <meta:generator>LibreOffice/6.1.5.2$Windows_X86_64 LibreOffice_project/90f8dcf33c87b3705e78202e3df5142b201bd805</meta:generator>
    <meta:document-statistic meta:table-count="6" meta:image-count="0" meta:object-count="0" meta:page-count="1" meta:paragraph-count="63" meta:word-count="203" meta:character-count="1231" meta:non-whitespace-character-count="1185"/>
  </office:meta>
</office:document-meta>
</file>